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yin" svg:font-family="Palatyin"/>
    <style:font-face style:name="Palatino Linotype4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ffffff" draw:textarea-horizontal-align="justify" draw:textarea-vertical-align="middle" draw:auto-grow-height="false" fo:min-height="12.55cm" fo:min-width="4cm" fo:padding-left="0.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4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cm"/>
    </style:style>
    <style:style style:name="gr4" style:family="graphic" style:parent-style-name="objectwitharrow">
      <style:graphic-properties svg:stroke-width="0cm" draw:marker-start-width="0.475cm" draw:marker-end-width="0.075cm" draw:fill="solid" draw:fill-color="#ffffff" draw:textarea-vertical-align="middle" draw:auto-grow-height="false" fo:min-height="0.75cm" fo:min-width="4cm" fo:padding-top="0.05cm" fo:padding-bottom="0.05cm" fo:padding-left="0.175cm" fo:padding-right="0.1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itle2">
      <style:graphic-properties draw:stroke="none" svg:stroke-color="#000000" draw:fill="none" draw:fill-color="#ffffff" fo:min-height="0.75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style:font-name="Palatino Linotyp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Palatino Linotype"/>
    </style:style>
    <style:style style:name="P7" style:family="paragraph">
      <style:paragraph-properties fo:text-align="center"/>
    </style:style>
    <style:style style:name="P8" style:family="paragraph">
      <style:text-properties fo:font-size="26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font-name="Palatino Linotype" fo:font-size="12pt" style:font-size-asian="12pt" style:font-size-complex="12pt"/>
    </style:style>
    <style:style style:name="T2" style:family="text">
      <style:text-properties style:font-name="Palatino Linotype4" fo:font-size="12pt" style:font-size-asian="12pt" style:font-size-complex="12pt"/>
    </style:style>
    <style:style style:name="T3" style:family="text">
      <style:text-properties style:font-name="Palatino Linotype" fo:font-size="12pt" style:font-name-asian="Palatino Linotype4" style:font-size-asian="12pt" style:font-name-complex="Palatino Linotype4" style:font-size-complex="12pt"/>
    </style:style>
    <style:style style:name="T4" style:family="text">
      <style:text-properties style:font-name="Palatino Linotype"/>
    </style:style>
    <style:style style:name="T5" style:family="text">
      <style:text-properties fo:font-size="26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2.8cm" svg:x="3.5cm" svg:y="5cm">
          <text:p text:style-name="P1"><text:span text:style-name="T1">1. Element 2 </text:span></text:p>
          <text:p text:style-name="P1"><text:span text:style-name="T1">Inlet Temperature</text:span></text:p>
          <text:p text:style-name="P2"><text:span text:style-name="T1">2. Typical Element 2</text:span></text:p>
          <text:p text:style-name="P2"><text:span text:style-name="T1">Inlet Temperature</text:span></text:p>
          <text:p text:style-name="P1"><text:span text:style-name="T1">(Operational)</text:span></text:p>
          <text:p text:style-name="P1"><text:span text:style-name="T1">3. Machine Running</text:span></text:p>
          <text:p text:style-name="P1"><text:span text:style-name="T1">4. Element 2</text:span></text:p>
          <text:p text:style-name="P1"><text:span text:style-name="T1">Inlet Temperature</text:span></text:p>
          <text:p text:style-name="P1"><text:span text:style-name="T1">Error Threshold</text:span></text:p>
          <text:p text:style-name="P1"><text:span text:style-name="T1">5. Typical Element 2</text:span></text:p>
          <text:p text:style-name="P1"><text:span text:style-name="T1">Inlet Temperature</text:span></text:p>
          <text:p text:style-name="P1"><text:span text:style-name="T1">Uncertainty </text:span></text:p>
          <text:p text:style-name="P1"><text:span text:style-name="T1">Thresho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2.8cm" svg:x="9.5cm" svg:y="5cm">
          <text:p text:style-name="P3"><text:span text:style-name="T1">Element 2 Inlet</text:span></text:p>
          <text:p text:style-name="P3"><text:span text:style-name="T1">Temperature high </text:span></text:p>
          <text:p text:style-name="P3"><text:span text:style-name="T1">while machine is </text:span></text:p>
          <text:p text:style-name="P3"><text:span text:style-name="T1">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cm" svg:height="12.8cm" svg:x="15.5cm" svg:y="5cm">
          <text:p text:style-name="P4"><text:span text:style-name="T1">IF (1 +/- 4</text:span><text:span text:style-name="T1">) &gt; (2 +/- </text:span><text:span text:style-name="T2">5</text:span><text:span text:style-name="T3">)</text:span></text:p>
          <text:p text:style-name="P4"><text:span text:style-name="T1"/></text:p>
          <text:p text:style-name="P4"><text:span text:style-name="T1">WHILE</text:span></text:p>
          <text:p text:style-name="P4"><text:span text:style-name="T1">(3 == TRUE) </text:span></text:p>
          <text:p text:style-name="P4"><text:span text:style-name="T1"/></text:p>
          <text:p text:style-name="P4"><text:span text:style-name="T1">THEN</text:span></text:p>
          <text:p text:style-name="P4"><text:span text:style-name="T1">RETURN (TRU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5cm" svg:height="12.8cm" svg:x="21.5cm" svg:y="5cm">
          <text:p text:style-name="P5"><text:span text:style-name="T1">Inter cooler failur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3.5cm" svg:y="4cm">
          <text:p text:style-name="P6"><text:span text:style-name="T4">Para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cm" svg:height="1cm" svg:x="9.5cm" svg:y="4cm">
          <text:p text:style-name="P7">Indicato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15.5cm" svg:y="4cm">
          <text:p text:style-name="P6"><text:span text:style-name="T4">Ru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21.5cm" svg:y="4cm">
          <text:p text:style-name="P6"><text:span text:style-name="T4">Diagnosis</text:span></text:p>
          <draw:enhanced-geometry svg:viewBox="0 0 21600 21600" draw:type="rectangle" draw:enhanced-path="M 0 0 L 21600 0 21600 21600 0 21600 0 0 Z N"/>
        </draw:custom-shape>
        <draw:connector draw:style-name="gr5" draw:layer="layout" svg:x1="8cm" svg:y1="11.4cm" svg:x2="9.5cm" svg:y2="11.4cm" draw:start-shape="id1" draw:start-glue-point="1" draw:end-shape="id2" draw:end-glue-point="3" svg:d="M8000 11400h1500" svg:viewBox="0 0 1501 1">
          <text:p/>
        </draw:connector>
        <draw:connector draw:style-name="gr5" draw:layer="layout" svg:x1="14cm" svg:y1="11.4cm" svg:x2="15.5cm" svg:y2="11.4cm" draw:start-shape="id2" draw:start-glue-point="1" draw:end-shape="id3" draw:end-glue-point="3" svg:d="M14000 11400h1500" svg:viewBox="0 0 1501 1">
          <text:p/>
        </draw:connector>
        <draw:connector draw:style-name="gr5" draw:layer="layout" svg:x1="20cm" svg:y1="11.4cm" svg:x2="21.5cm" svg:y2="11.4cm" draw:start-shape="id3" draw:start-glue-point="1" draw:end-shape="id4" draw:end-glue-point="3" svg:d="M20000 11400h1500" svg:viewBox="0 0 1501 1">
          <text:p/>
        </draw:connector>
        <draw:frame draw:style-name="gr6" draw:text-style-name="P8" draw:layer="layout" svg:width="6cm" svg:height="1.483cm" svg:x="11.85cm" svg:y="1cm">
          <draw:text-box>
            <text:p text:style-name="P8"><text:span text:style-name="T5">Rule 3</text:span></text:p>
          </draw:text-box>
        </draw:frame>
        <draw:frame draw:style-name="gr7" draw:text-style-name="P7" draw:layer="layout" svg:width="0.2cm" svg:height="0.47cm" svg:x="13.966cm" svg:y="9.5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yin" svg:font-family="Palatyin"/>
    <style:font-face style:name="Palatino Linotype4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Palatino Linotype1" fo:font-family="'Palatino Linotype'" style:font-style-name="Regular" style:font-family-generic="roman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Palatino Linotype1" fo:font-family="'Palatino Linotype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Palatino Linotype1" fo:font-family="'Palatino Linotype'" style:font-style-name="Regular" style:font-family-generic="roman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hidden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Palatino Linotype1" fo:font-family="'Palatino Linotype'" style:font-style-name="Regular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1" fo:font-family="'Palatino Linotype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2" fo:font-family="'Palatino Linotype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3" fo:font-family="'Palatino Linotype'" style:font-style-name="Bold Italic" style:font-family-generic="roman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0:28:20.813000000</meta:creation-date>
    <dc:date>2015-08-25T10:30:26.120000000</dc:date>
    <dc:creator>Seán Hayes</dc:creator>
    <meta:editing-duration>PT20H23M38S</meta:editing-duration>
    <meta:editing-cycles>5</meta:editing-cycles>
    <meta:generator>LibreOffice/4.3.0.4$Windows_x86 LibreOffice_project/62ad5818884a2fc2e5780dd45466868d41009ec0</meta:generator>
    <meta:printed-by>Seán Hayes</meta:printed-by>
    <meta:print-date>2015-08-24T11:01:28.019000000</meta:print-date>
    <meta:document-statistic meta:object-count="13"/>
  </office:meta>
</office:document-meta>
</file>

<file path=Object 1/content.xml><?xml version="1.0" encoding="utf-8"?>
<math xmlns="http://www.w3.org/1998/Math/MathML" display="block"/>
</file>